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61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Torch implementation of DRAW – Run on GPU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est 1 (Original)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</table:table-row>
        <table:table-row table:style-name="ro1">
          <table:table-cell office:value-type="string" calcext:value-type="string">
            <text:p>n_features</text:p>
          </table:table-cell>
          <table:table-cell table:number-columns-repeated="8" office:value-type="string" calcext:value-type="string">
            <text:p>28*28</text:p>
          </table:table-cell>
        </table:table-row>
        <table:table-row table:style-name="ro1">
          <table:table-cell office:value-type="string" calcext:value-type="string">
            <text:p>n_z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nn_size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6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n_canvas</text:p>
          </table:table-cell>
          <table:table-cell table:number-columns-repeated="8" office:value-type="string" calcext:value-type="string">
            <text:p>28*28</text:p>
          </table:table-cell>
        </table:table-row>
        <table:table-row table:style-name="ro1">
          <table:table-cell office:value-type="string" calcext:value-type="string">
            <text:p>seq_length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3" office:value-type="string" calcext:value-type="string">
            <text:p>28*28</text:p>
          </table:table-cell>
        </table:table-row>
        <table:table-row table:style-name="ro1">
          <table:table-cell office:value-type="string" calcext:value-type="string">
            <text:p>n_data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earningRate</text:p>
          </table:table-cell>
          <table:table-cell table:number-columns-repeated="3" table:style-name="ce2" office:value-type="float" office:value="0.01" calcext:value-type="float">
            <text:p>1.00E-02</text:p>
          </table:table-cell>
          <table:table-cell table:style-name="ce4" office:value-type="float" office:value="0.0003" calcext:value-type="float">
            <text:p>3.00E-04</text:p>
          </table:table-cell>
          <table:table-cell table:style-name="ce2" office:value-type="float" office:value="0.0003" calcext:value-type="float">
            <text:p>3.00E-04</text:p>
          </table:table-cell>
          <table:table-cell table:number-columns-repeated="3" table:style-name="ce2" office:value-type="float" office:value="0.01" calcext:value-type="float">
            <text:p>1.00E-02</text:p>
          </table:table-cell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5" office:value-type="float" office:value="1000" calcext:value-type="float">
            <text:p>1000</text:p>
          </table:table-cell>
          <table:table-cell table:number-columns-repeated="3" table:style-name="ce3" office:value-type="float" office:value="100" calcext:value-type="float">
            <text:p>1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A lot better than 12</text:p>
          </table:table-cell>
          <table:table-cell/>
          <table:table-cell office:value-type="string" calcext:value-type="string">
            <text:p>No great improvement over 6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00-00-00</text:date>, <text:time style:data-style-name="N2" text:time-value="17:37:17.811115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1:23:31.904211138</meta:creation-date>
    <dc:date>2017-02-17T17:17:13.325958922</dc:date>
    <meta:editing-duration>PT2H46M4S</meta:editing-duration>
    <meta:editing-cycles>13</meta:editing-cycles>
    <meta:generator>LibreOffice/5.1.4.2$Linux_X86_64 LibreOffice_project/10m0$Build-2</meta:generator>
    <meta:document-statistic meta:table-count="1" meta:cell-count="102" meta:object-count="0"/>
  </office:meta>
</office:document-meta>
</file>